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732in" svg:x="0.1768in" svg:y="0.0744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9694" calcext:value-type="float">
            <text:p>9694</text:p>
          </table:table-cell>
          <table:table-cell table:formula="of:=SUM([.H34:.H35])" office:value-type="float" office:value="273" calcext:value-type="float">
            <text:p>273</text:p>
          </table:table-cell>
          <table:table-cell table:formula="of:=SUM([.K34] /[.J34])" office:value-type="percentage" office:value="0.0281617495357953" calcext:value-type="percentage">
            <text:p>2.82%</text:p>
          </table:table-cell>
          <table:table-cell table:formula="of:=[.J34]/ 100" office:value-type="float" office:value="96.94" calcext:value-type="float">
            <text:p>96.94</text:p>
          </table:table-cell>
          <table:table-cell table:formula="of:=[.L34]*10000" office:value-type="float" office:value="281.617495357953" calcext:value-type="float">
            <text:p>281.61749535795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office:value-type="float" office:value="9694" calcext:value-type="float">
            <text:p>9694</text:p>
          </table:table-cell>
          <table:table-cell office:value-type="float" office:value="273" calcext:value-type="float">
            <text:p>273</text:p>
          </table:table-cell>
          <table:table-cell table:formula="of:=[.H35]/[.G35]" office:value-type="percentage" office:value="0.0281617495357953" calcext:value-type="percentage">
            <text:p>2.82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office:value-type="float" office:value="9498" calcext:value-type="float">
            <text:p>9498</text:p>
          </table:table-cell>
          <table:table-cell office:value-type="float" office:value="248" calcext:value-type="float">
            <text:p>248</text:p>
          </table:table-cell>
          <table:table-cell table:formula="of:=[.H36]/[.G36]" office:value-type="percentage" office:value="0.0261107601600337" calcext:value-type="percentage">
            <text:p>2.61%</text:p>
          </table:table-cell>
          <table:table-cell table:formula="of:=SUM([.G36:.G37])" office:value-type="float" office:value="17929" calcext:value-type="float">
            <text:p>17929</text:p>
          </table:table-cell>
          <table:table-cell table:formula="of:=SUM([.H36:.H37])" office:value-type="float" office:value="459" calcext:value-type="float">
            <text:p>459</text:p>
          </table:table-cell>
          <table:table-cell table:formula="of:=SUM([.K36] /[.J36])" office:value-type="percentage" office:value="0.025600981649841" calcext:value-type="percentage">
            <text:p>2.56%</text:p>
          </table:table-cell>
          <table:table-cell table:formula="of:=[.J36]/ 100" office:value-type="float" office:value="179.29" calcext:value-type="float">
            <text:p>179.29</text:p>
          </table:table-cell>
          <table:table-cell table:formula="of:=[.L36]*10000" office:value-type="float" office:value="256.00981649841" calcext:value-type="float">
            <text:p>256.0098164984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office:value-type="float" office:value="8431" calcext:value-type="float">
            <text:p>8431</text:p>
          </table:table-cell>
          <table:table-cell office:value-type="float" office:value="211" calcext:value-type="float">
            <text:p>211</text:p>
          </table:table-cell>
          <table:table-cell table:formula="of:=[.H37]/[.G37]" office:value-type="percentage" office:value="0.0250266872257146" calcext:value-type="percentage">
            <text:p>2.5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office:value-type="float" office:value="8597" calcext:value-type="float">
            <text:p>8597</text:p>
          </table:table-cell>
          <table:table-cell office:value-type="float" office:value="227" calcext:value-type="float">
            <text:p>227</text:p>
          </table:table-cell>
          <table:table-cell table:formula="of:=[.H38]/[.G38]" office:value-type="percentage" office:value="0.0264045597301384" calcext:value-type="percentage">
            <text:p>2.64%</text:p>
          </table:table-cell>
          <table:table-cell table:formula="of:=SUM([.G38:.G39])" office:value-type="float" office:value="16719" calcext:value-type="float">
            <text:p>16719</text:p>
          </table:table-cell>
          <table:table-cell table:formula="of:=SUM([.H38:.H39])" office:value-type="float" office:value="446" calcext:value-type="float">
            <text:p>446</text:p>
          </table:table-cell>
          <table:table-cell table:formula="of:=SUM([.K38] /[.J38])" office:value-type="percentage" office:value="0.0266762366170225" calcext:value-type="percentage">
            <text:p>2.67%</text:p>
          </table:table-cell>
          <table:table-cell table:formula="of:=[.J38]/ 100" office:value-type="float" office:value="167.19" calcext:value-type="float">
            <text:p>167.19</text:p>
          </table:table-cell>
          <table:table-cell table:formula="of:=[.L38]*10000" office:value-type="float" office:value="266.762366170225" calcext:value-type="float">
            <text:p>266.76236617022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office:value-type="float" office:value="8122" calcext:value-type="float">
            <text:p>8122</text:p>
          </table:table-cell>
          <table:table-cell office:value-type="float" office:value="219" calcext:value-type="float">
            <text:p>219</text:p>
          </table:table-cell>
          <table:table-cell table:formula="of:=[.H39]/[.G39]" office:value-type="percentage" office:value="0.0269638020192071" calcext:value-type="percentage">
            <text:p>2.7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office:value-type="float" office:value="8211" calcext:value-type="float">
            <text:p>8211</text:p>
          </table:table-cell>
          <table:table-cell office:value-type="float" office:value="233" calcext:value-type="float">
            <text:p>233</text:p>
          </table:table-cell>
          <table:table-cell table:formula="of:=[.H40]/[.G40]" office:value-type="percentage" office:value="0.0283765680185118" calcext:value-type="percentage">
            <text:p>2.84%</text:p>
          </table:table-cell>
          <table:table-cell table:formula="of:=SUM([.G40:.G41])" office:value-type="float" office:value="15794" calcext:value-type="float">
            <text:p>15794</text:p>
          </table:table-cell>
          <table:table-cell table:formula="of:=SUM([.H40:.H41])" office:value-type="float" office:value="440" calcext:value-type="float">
            <text:p>440</text:p>
          </table:table-cell>
          <table:table-cell table:formula="of:=SUM([.K40] /[.J40])" office:value-type="percentage" office:value="0.0278586805115867" calcext:value-type="percentage">
            <text:p>2.79%</text:p>
          </table:table-cell>
          <table:table-cell table:formula="of:=[.J40]/ 100" office:value-type="float" office:value="157.94" calcext:value-type="float">
            <text:p>157.94</text:p>
          </table:table-cell>
          <table:table-cell table:formula="of:=[.L40]*10000" office:value-type="float" office:value="278.586805115867" calcext:value-type="float">
            <text:p>278.586805115867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47708628878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0971039182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36952048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317570437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143968871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169724770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280988089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057388411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70947" calcext:value-type="float">
            <text:p>470947</text:p>
          </table:table-cell>
          <table:table-cell table:style-name="ce1" table:formula="of:=SUM([.H3:.H65])" office:value-type="float" office:value="6280" calcext:value-type="float">
            <text:p>6280</text:p>
          </table:table-cell>
          <table:table-cell table:formula="of:=[.H67]/[.G67]" office:value-type="percentage" office:value="0.013334833856039" calcext:value-type="percentage">
            <text:p>1.33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">
      <number:number number:decimal-places="0" number:min-decimal-places="0" number:min-integer-digits="0"/>
    </number:number-style>
    <number:number-style style:name="N122" number:title="User-defined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8-15T14:01:22</meta:creation-date>
    <dc:date>2023-03-12T13:41:38.899753035</dc:date>
    <meta:editing-duration>P2DT17H57M8S</meta:editing-duration>
    <meta:editing-cycles>179</meta:editing-cycles>
    <meta:generator>LibreOffice/7.3.7.2$Linux_X86_64 LibreOffice_project/30$Build-2</meta:generator>
    <meta:document-statistic meta:table-count="2" meta:cell-count="133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33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23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273">
                <text:p>273</text:p>
              </table:table-cell>
              <table:table-cell office:value-type="float" office:value="1984.5">
                <text:p>1984.5</text:p>
              </table:table-cell>
              <table:table-cell office:value-type="float" office:value="96.94">
                <text:p>96.94</text:p>
              </table:table-cell>
              <table:table-cell office:value-type="float" office:value="281.617495357953">
                <text:p>281.617495357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459">
                <text:p>459</text:p>
              </table:table-cell>
              <table:table-cell office:value-type="float" office:value="1983.5">
                <text:p>1983.5</text:p>
              </table:table-cell>
              <table:table-cell office:value-type="float" office:value="179.29">
                <text:p>179.29</text:p>
              </table:table-cell>
              <table:table-cell office:value-type="float" office:value="256.00981649841">
                <text:p>256.00981649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446">
                <text:p>446</text:p>
              </table:table-cell>
              <table:table-cell office:value-type="float" office:value="1982.5">
                <text:p>1982.5</text:p>
              </table:table-cell>
              <table:table-cell office:value-type="float" office:value="167.19">
                <text:p>167.19</text:p>
              </table:table-cell>
              <table:table-cell office:value-type="float" office:value="266.762366170225">
                <text:p>266.762366170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440">
                <text:p>440</text:p>
              </table:table-cell>
              <table:table-cell office:value-type="float" office:value="1981.5">
                <text:p>1981.5</text:p>
              </table:table-cell>
              <table:table-cell office:value-type="float" office:value="157.94">
                <text:p>157.94</text:p>
              </table:table-cell>
              <table:table-cell office:value-type="float" office:value="278.586805115867">
                <text:p>278.586805115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</office:styles>
</office:document-styles>
</file>